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84.4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7.11pt" fo:break-before="auto" style:use-optimal-row-height="true"/>
    </style:style>
    <style:style style:name="ro7" style:family="table-row">
      <style:table-row-properties style:row-height="58.11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/>
          <table:table-cell office:value-type="string" calcext:value-type="string">
            <text:p>Parallel: </text:p>
            <text:p>Finalization of </text:p>
            <text:p>Heuristics Chapter,</text:p>
            <text:p>Revision for </text:p>
            <text:p>Approximation Paper,</text:p>
            <text:p>Write Introduction to</text:p>
            <text:p>MayaSim Paper</text:p>
          </table:table-cell>
          <table:table-cell table:number-columns-repeated="1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1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office:value-type="string" calcext:value-type="string">
            <text:p>Rather start thinking about all </text:p>
            <text:p>The Introductions that I need </text:p>
            <text:p>For the entire thesis?</text:p>
          </table:table-cell>
          <table:table-cell table:number-columns-repeated="11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office:value-type="string" calcext:value-type="string">
            <text:p>I think, the conclusion is fine..</text:p>
            <text:p>Maybe add some parts that fit</text:p>
            <text:p>Into the general structure of the Thesis</text:p>
          </table:table-cell>
          <table:table-cell table:number-columns-repeated="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 table:number-columns-repeated="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12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</text:p>
            <text:p>Written</text:p>
          </table:table-cell>
          <table:table-cell table:number-columns-repeated="1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1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8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9"/>
        </table:table-row>
        <table:table-row table:style-name="ro8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11"/>
        </table:table-row>
        <table:table-row table:style-name="ro8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11"/>
        </table:table-row>
        <table:table-row table:style-name="ro8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1:30:59.355810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08-30T13:16:19.048320767</dc:date>
    <meta:editing-duration>P2DT16H57M52S</meta:editing-duration>
    <meta:editing-cycles>6</meta:editing-cycles>
    <meta:document-statistic meta:table-count="1" meta:cell-count="92" meta:object-count="0"/>
  </office:meta>
</office:document-meta>
</file>